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E0000049241287C774F5432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4cm" fo:min-width="1.0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76cm" fo:min-width="1.327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fo:min-height="1.554cm" fo:min-width="1.009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577cm" fo:min-width="1.3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458cm" fo:min-width="0.62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3.459cm" fo:min-width="0.627cm"/>
    </style:style>
    <style:style style:name="gr10" style:family="graphic" style:parent-style-name="standard">
      <style:graphic-properties draw:textarea-horizontal-align="justify" draw:textarea-vertical-align="middle" draw:auto-grow-height="false" fo:min-height="3.457cm" fo:min-width="0.627cm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5cm" fo:min-width="0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9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3.019cm" svg:height="3.607cm" svg:x="12.901cm" svg:y="11.75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2" draw:text-style-name="P2" draw:layer="layout" svg:width="2.583cm" svg:height="2.582cm" svg:x="24.234cm" svg:y="12.3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5.526cm" svg:y1="14.492cm" svg:x2="25.526cm" svg:y2="12.719cm">
            <text:p/>
          </draw:line>
        </draw:g>
        <draw:g>
          <draw:custom-shape draw:style-name="gr4" draw:text-style-name="P2" draw:layer="layout" svg:width="3.017cm" svg:height="3.608cm" svg:x="24.042cm" svg:y="3.5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25.547cm" svg:y1="4.576cm" svg:x2="25.547cm" svg:y2="6.349cm">
            <text:p/>
          </draw:line>
        </draw:g>
        <draw:custom-shape draw:style-name="gr6" draw:text-style-name="P4" draw:layer="layout" svg:width="2.581cm" svg:height="2.583cm" svg:x="1.945cm" svg:y="3.86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2" draw:layer="layout" svg:width="1.127cm" svg:height="3.708cm" draw:transform="rotate (1.5709708597201) translate (6.643cm 1.728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65cm" svg:y1="1.155cm" svg:x2="4.936cm" svg:y2="1.133cm">
            <text:p/>
          </draw:line>
          <draw:line draw:style-name="gr8" draw:text-style-name="P3" draw:layer="layout" svg:x1="12.117cm" svg:y1="1.153cm" svg:x2="10.403cm" svg:y2="1.131cm">
            <text:p/>
          </draw:line>
        </draw:g>
        <draw:g>
          <draw:custom-shape draw:style-name="gr7" draw:text-style-name="P2" draw:layer="layout" svg:width="1.127cm" svg:height="3.708cm" draw:transform="rotate (1.5709708597201) translate (18.144cm 1.72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8.151cm" svg:y1="1.153cm" svg:x2="16.437cm" svg:y2="1.131cm">
            <text:p/>
          </draw:line>
          <draw:line draw:style-name="gr8" draw:text-style-name="P3" draw:layer="layout" svg:x1="23.618cm" svg:y1="1.152cm" svg:x2="21.904cm" svg:y2="1.13cm">
            <text:p/>
          </draw:line>
        </draw:g>
        <draw:g>
          <draw:custom-shape draw:style-name="gr9" draw:text-style-name="P2" draw:layer="layout" svg:width="1.127cm" svg:height="3.709cm" draw:transform="rotate (1.5709708597201) translate (6.518cm 10.04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525cm" svg:y1="9.467cm" svg:x2="4.811cm" svg:y2="9.445cm">
            <text:p/>
          </draw:line>
          <draw:line draw:style-name="gr8" draw:text-style-name="P3" draw:layer="layout" svg:x1="11.992cm" svg:y1="9.466cm" svg:x2="10.278cm" svg:y2="9.444cm">
            <text:p/>
          </draw:line>
        </draw:g>
        <draw:g>
          <draw:custom-shape draw:style-name="gr7" draw:text-style-name="P2" draw:layer="layout" svg:width="1.127cm" svg:height="3.708cm" draw:transform="rotate (1.5709708597201) translate (18.219cm 10.063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8.226cm" svg:y1="9.49cm" svg:x2="16.512cm" svg:y2="9.468cm">
            <text:p/>
          </draw:line>
          <draw:line draw:style-name="gr8" draw:text-style-name="P3" draw:layer="layout" svg:x1="23.694cm" svg:y1="9.488cm" svg:x2="21.98cm" svg:y2="9.466cm">
            <text:p/>
          </draw:line>
        </draw:g>
        <draw:g>
          <draw:custom-shape draw:style-name="gr9" draw:text-style-name="P2" draw:layer="layout" svg:width="1.127cm" svg:height="3.709cm" draw:transform="rotate (1.5709708597201) translate (6.226cm 18.533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233cm" svg:y1="17.959cm" svg:x2="4.519cm" svg:y2="17.937cm">
            <text:p/>
          </draw:line>
          <draw:line draw:style-name="gr8" draw:text-style-name="P3" draw:layer="layout" svg:x1="11.701cm" svg:y1="17.958cm" svg:x2="9.987cm" svg:y2="17.936cm">
            <text:p/>
          </draw:line>
        </draw:g>
        <draw:g>
          <draw:custom-shape draw:style-name="gr10" draw:text-style-name="P2" draw:layer="layout" svg:width="1.127cm" svg:height="3.707cm" draw:transform="rotate (-3.14141812066459) translate (3.731cm 15.45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3.159cm" svg:y1="15.445cm" svg:x2="3.137cm" svg:y2="17.159cm">
            <text:p/>
          </draw:line>
          <draw:line draw:style-name="gr8" draw:text-style-name="P3" draw:layer="layout" svg:x1="3.158cm" svg:y1="9.978cm" svg:x2="3.136cm" svg:y2="11.692cm">
            <text:p/>
          </draw:line>
        </draw:g>
        <draw:g>
          <draw:custom-shape draw:style-name="gr7" draw:text-style-name="P2" draw:layer="layout" svg:width="1.127cm" svg:height="3.708cm" draw:transform="rotate (-3.14141812066459) translate (15.002cm 6.94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4.429cm" svg:y1="6.943cm" svg:x2="14.407cm" svg:y2="8.657cm">
            <text:p/>
          </draw:line>
          <draw:line draw:style-name="gr8" draw:text-style-name="P3" draw:layer="layout" svg:x1="14.428cm" svg:y1="1.476cm" svg:x2="14.406cm" svg:y2="3.19cm">
            <text:p/>
          </draw:line>
        </draw:g>
        <draw:line draw:style-name="gr11" draw:text-style-name="P3" draw:layer="layout" svg:x1="3.182cm" svg:y1="3.829cm" svg:x2="3.182cm" svg:y2="1.166cm">
          <text:p/>
        </draw:line>
        <draw:line draw:style-name="gr12" draw:text-style-name="P3" draw:layer="layout" svg:x1="3.08cm" svg:y1="1.166cm" svg:x2="6.149cm" svg:y2="1.166cm">
          <text:p/>
        </draw:line>
        <draw:line draw:style-name="gr12" draw:text-style-name="P3" draw:layer="layout" svg:x1="3.146cm" svg:y1="10.92cm" svg:x2="3.146cm" svg:y2="6.432cm">
          <text:p/>
        </draw:line>
        <draw:line draw:style-name="gr12" draw:text-style-name="P3" draw:layer="layout" svg:x1="3.146cm" svg:y1="18.03cm" svg:x2="3.146cm" svg:y2="16.537cm">
          <text:p/>
        </draw:line>
        <draw:line draw:style-name="gr12" draw:text-style-name="P3" draw:layer="layout" svg:x1="3.126cm" svg:y1="17.945cm" svg:x2="6.195cm" svg:y2="17.945cm">
          <text:p/>
        </draw:line>
        <draw:line draw:style-name="gr12" draw:text-style-name="P3" draw:layer="layout" svg:x1="11.143cm" svg:y1="9.463cm" svg:x2="17.339cm" svg:y2="9.477cm">
          <text:p/>
        </draw:line>
        <draw:line draw:style-name="gr12" draw:text-style-name="P3" draw:layer="layout" svg:x1="14.409cm" svg:y1="11.824cm" svg:x2="14.409cm" svg:y2="7.336cm">
          <text:p/>
        </draw:line>
        <draw:line draw:style-name="gr12" draw:text-style-name="P3" draw:layer="layout" svg:x1="11.59cm" svg:y1="1.135cm" svg:x2="17.245cm" svg:y2="1.135cm">
          <text:p/>
        </draw:line>
        <draw:line draw:style-name="gr12" draw:text-style-name="P3" draw:layer="layout" svg:x1="14.395cm" svg:y1="3.218cm" svg:x2="14.431cm" svg:y2="1.078cm">
          <text:p/>
        </draw:line>
        <draw:line draw:style-name="gr12" draw:text-style-name="P3" draw:layer="layout" svg:x1="10.913cm" svg:y1="17.945cm" svg:x2="25.568cm" svg:y2="17.972cm">
          <text:p/>
        </draw:line>
        <draw:line draw:style-name="gr12" draw:text-style-name="P3" draw:layer="layout" svg:x1="14.409cm" svg:y1="17.983cm" svg:x2="14.409cm" svg:y2="15.285cm">
          <text:p/>
        </draw:line>
        <draw:line draw:style-name="gr12" draw:text-style-name="P3" draw:layer="layout" svg:x1="25.579cm" svg:y1="18.009cm" svg:x2="25.579cm" svg:y2="14.948cm">
          <text:p/>
        </draw:line>
        <draw:line draw:style-name="gr12" draw:text-style-name="P3" draw:layer="layout" svg:x1="25.534cm" svg:y1="12.4cm" svg:x2="25.534cm" svg:y2="7.091cm">
          <text:p/>
        </draw:line>
        <draw:line draw:style-name="gr12" draw:text-style-name="P3" draw:layer="layout" svg:x1="21.932cm" svg:y1="9.476cm" svg:x2="25.566cm" svg:y2="9.491cm">
          <text:p/>
        </draw:line>
        <draw:line draw:style-name="gr12" draw:text-style-name="P3" draw:layer="layout" svg:x1="25.557cm" svg:y1="3.568cm" svg:x2="25.557cm" svg:y2="1.065cm">
          <text:p/>
        </draw:line>
        <draw:line draw:style-name="gr12" draw:text-style-name="P3" draw:layer="layout" svg:x1="22.662cm" svg:y1="1.142cm" svg:x2="25.566cm" svg:y2="1.156cm">
          <text:p/>
        </draw:line>
        <draw:line draw:style-name="gr12" draw:text-style-name="P3" draw:layer="layout" svg:x1="3.146cm" svg:y1="9.444cm" svg:x2="5.297cm" svg:y2="9.444cm">
          <text:p/>
        </draw:line>
        <draw:frame draw:style-name="gr13" draw:text-style-name="P5" draw:layer="layout" svg:width="1.67cm" svg:height="1.624cm" svg:x="7.67cm" svg:y="1.688cm">
          <draw:text-box>
            <text:p><text:span text:style-name="T1">R</text:span><text:span text:style-name="T2">1</text:span></text:p>
          </draw:text-box>
        </draw:frame>
        <draw:frame draw:style-name="gr13" draw:text-style-name="P5" draw:layer="layout" svg:width="1.669cm" svg:height="1.624cm" svg:x="19.167cm" svg:y="1.688cm">
          <draw:text-box>
            <text:p><text:span text:style-name="T1">R</text:span><text:span text:style-name="T2">2</text:span></text:p>
          </draw:text-box>
        </draw:frame>
        <draw:frame draw:style-name="gr13" draw:text-style-name="P5" draw:layer="layout" svg:width="1.669cm" svg:height="1.624cm" svg:x="15.016cm" svg:y="4.247cm">
          <draw:text-box>
            <text:p><text:span text:style-name="T1">R</text:span><text:span text:style-name="T2">3</text:span></text:p>
          </draw:text-box>
        </draw:frame>
        <draw:frame draw:style-name="gr13" draw:text-style-name="P5" draw:layer="layout" svg:width="1.669cm" svg:height="1.624cm" svg:x="7.489cm" svg:y="10.031cm">
          <draw:text-box>
            <text:p><text:span text:style-name="T1">R</text:span><text:span text:style-name="T2">4</text:span></text:p>
          </draw:text-box>
        </draw:frame>
        <draw:frame draw:style-name="gr13" draw:text-style-name="P5" draw:layer="layout" svg:width="1.669cm" svg:height="1.624cm" svg:x="19.209cm" svg:y="10.031cm">
          <draw:text-box>
            <text:p><text:span text:style-name="T1">R</text:span><text:span text:style-name="T2">5</text:span></text:p>
          </draw:text-box>
        </draw:frame>
        <draw:frame draw:style-name="gr13" draw:text-style-name="P5" draw:layer="layout" svg:width="1.67cm" svg:height="1.624cm" svg:x="1.003cm" svg:y="12.85cm">
          <draw:text-box>
            <text:p><text:span text:style-name="T1">R</text:span><text:span text:style-name="T2">6</text:span></text:p>
          </draw:text-box>
        </draw:frame>
        <draw:frame draw:style-name="gr14" draw:text-style-name="P5" draw:layer="layout" svg:width="1.669cm" svg:height="1.625cm" svg:x="7.198cm" svg:y="15.853cm">
          <draw:text-box>
            <text:p><text:span text:style-name="T1">R</text:span><text:span text:style-name="T2">7</text:span></text:p>
          </draw:text-box>
        </draw:frame>
        <draw:frame draw:style-name="gr13" draw:text-style-name="P5" draw:layer="layout" svg:width="1.669cm" svg:height="1.624cm" svg:x="26.85cm" svg:y="12.924cm">
          <draw:text-box>
            <text:p><text:span text:style-name="T1">I</text:span><text:span text:style-name="T2">d</text:span></text:p>
          </draw:text-box>
        </draw:frame>
        <draw:frame draw:style-name="gr13" draw:text-style-name="P6" draw:layer="layout" svg:width="4.475cm" svg:height="1.624cm" svg:x="10.057cm" svg:y="10.662cm">
          <draw:text-box>
            <text:p><text:span text:style-name="T3">V</text:span><text:span text:style-name="T2">c </text:span><text:span text:style-name="T3"><text:s/>= K</text:span><text:span text:style-name="T2">c </text:span><text:span text:style-name="T3">I</text:span><text:span text:style-name="T2">c</text:span></text:p>
          </draw:text-box>
        </draw:frame>
        <draw:frame draw:style-name="gr13" draw:text-style-name="P5" draw:layer="layout" svg:width="1.67cm" svg:height="1.624cm" svg:x="0.226cm" svg:y="4.394cm">
          <draw:text-box>
            <text:p><text:span text:style-name="T1">V</text:span><text:span text:style-name="T2">a</text:span></text:p>
          </draw:text-box>
        </draw:frame>
        <draw:line draw:style-name="gr15" draw:text-style-name="P3" draw:layer="layout" svg:x1="4.423cm" svg:y1="11.884cm" svg:x2="4.423cm" svg:y2="15.592cm">
          <text:p/>
        </draw:line>
        <draw:frame draw:style-name="gr13" draw:text-style-name="P5" draw:layer="layout" svg:width="1.669cm" svg:height="1.624cm" svg:x="4.492cm" svg:y="12.701cm">
          <draw:text-box>
            <text:p><text:span text:style-name="T1">I</text:span><text:span text:style-name="T2">c</text:span></text:p>
          </draw:text-box>
        </draw:frame>
        <draw:frame draw:style-name="gr16" draw:text-style-name="P5" draw:layer="layout" svg:width="1.669cm" svg:height="1.488cm" svg:x="12.497cm" svg:y="3.022cm">
          <draw:text-box>
            <text:p><text:span text:style-name="T1">+</text:span></text:p>
          </draw:text-box>
        </draw:frame>
        <draw:frame draw:style-name="gr17" draw:text-style-name="P5" draw:layer="layout" svg:width="1.669cm" svg:height="1.489cm" svg:x="12.677cm" svg:y="5.951cm">
          <draw:text-box>
            <text:p><text:span text:style-name="T1">-</text:span></text:p>
          </draw:text-box>
        </draw:frame>
        <draw:frame draw:style-name="gr16" draw:text-style-name="P5" draw:layer="layout" svg:width="1.669cm" svg:height="1.488cm" svg:x="12.499cm" svg:y="3.023cm">
          <draw:text-box>
            <text:p><text:span text:style-name="T1">+</text:span></text:p>
          </draw:text-box>
        </draw:frame>
        <draw:frame draw:style-name="gr13" draw:text-style-name="P5" draw:layer="layout" svg:width="1.669cm" svg:height="1.624cm" svg:x="12.28cm" svg:y="4.432cm">
          <draw:text-box>
            <text:p><text:span text:style-name="T1">V</text:span><text:span text:style-name="T2">b</text:span></text:p>
          </draw:text-box>
        </draw:frame>
        <draw:frame draw:style-name="gr18" draw:text-style-name="P3" draw:layer="layout" svg:width="3.854cm" svg:height="4.154cm" svg:x="6.798cm" svg:y="3.391cm">
          <draw:image xlink:href="Pictures/100002010000043E0000049241287C774F5432AF.png" xlink:type="simple" xlink:show="embed" xlink:actuate="onLoad" loext:mime-type="image/png">
            <text:p/>
          </draw:image>
        </draw:frame>
        <draw:frame draw:style-name="gr18" draw:text-style-name="P3" draw:layer="layout" svg:width="3.854cm" svg:height="4.153cm" svg:x="18.294cm" svg:y="3.428cm">
          <draw:image xlink:href="Pictures/100002010000043E0000049241287C774F5432AF.png" xlink:type="simple" xlink:show="embed" xlink:actuate="onLoad" loext:mime-type="image/png">
            <text:p/>
          </draw:image>
        </draw:frame>
        <draw:frame draw:style-name="gr18" draw:text-style-name="P3" draw:layer="layout" svg:width="3.855cm" svg:height="4.152cm" svg:x="18.257cm" svg:y="12.069cm">
          <draw:image xlink:href="Pictures/100002010000043E0000049241287C774F5432AF.png" xlink:type="simple" xlink:show="embed" xlink:actuate="onLoad" loext:mime-type="image/png">
            <text:p/>
          </draw:image>
        </draw:frame>
        <draw:frame draw:style-name="gr18" draw:text-style-name="P3" draw:layer="layout" svg:width="3.854cm" svg:height="4.152cm" svg:x="6.577cm" svg:y="11.625cm">
          <draw:image xlink:href="Pictures/100002010000043E0000049241287C774F5432AF.png" xlink:type="simple" xlink:show="embed" xlink:actuate="onLoad" loext:mime-type="image/png">
            <text:p/>
          </draw:image>
        </draw:frame>
        <draw:frame draw:style-name="gr13" draw:text-style-name="P6" draw:layer="layout" svg:width="4.475cm" svg:height="1.624cm" svg:x="26.56cm" svg:y="6.065cm">
          <draw:text-box>
            <text:p><text:span text:style-name="T3">I</text:span><text:span text:style-name="T2">b </text:span><text:span text:style-name="T3"><text:s/>= K</text:span><text:span text:style-name="T2">b</text:span><text:span text:style-name="T3">V</text:span><text:span text:style-name="T2">b</text:span></text:p>
          </draw:text-box>
        </draw:frame>
        <draw:g>
          <draw:line draw:style-name="gr8" draw:text-style-name="P3" draw:layer="layout" svg:x1="16.569cm" svg:y1="19.386cm" svg:x2="12.085cm" svg:y2="19.415cm">
            <text:p/>
          </draw:line>
          <draw:line draw:style-name="gr8" draw:text-style-name="P3" draw:layer="layout" svg:x1="16.572cm" svg:y1="19.369cm" svg:x2="12.088cm" svg:y2="19.398cm">
            <text:p/>
          </draw:line>
          <draw:line draw:style-name="gr8" draw:text-style-name="P3" draw:layer="layout" svg:x1="13.31cm" svg:y1="20.041cm" svg:x2="15.538cm" svg:y2="20.041cm">
            <text:p/>
          </draw:line>
          <draw:line draw:style-name="gr8" draw:text-style-name="P3" draw:layer="layout" svg:x1="13.911cm" svg:y1="20.6cm" svg:x2="14.982cm" svg:y2="20.6cm">
            <text:p/>
          </draw:line>
          <draw:line draw:style-name="gr8" draw:text-style-name="P3" draw:layer="layout" svg:x1="14.386cm" svg:y1="19.346cm" svg:x2="14.404cm" svg:y2="17.902cm">
            <text:p/>
          </draw:line>
        </draw:g>
        <draw:frame draw:style-name="gr14" draw:text-style-name="P5" draw:layer="layout" svg:width="1.67cm" svg:height="1.625cm" svg:x="7.978cm" svg:y="4.988cm">
          <draw:text-box>
            <text:p><text:span text:style-name="T1">I</text:span><text:span text:style-name="T2">a</text:span></text:p>
          </draw:text-box>
        </draw:frame>
        <draw:frame draw:style-name="gr13" draw:text-style-name="P5" draw:layer="layout" svg:width="1.669cm" svg:height="1.624cm" svg:x="19.548cm" svg:y="4.914cm">
          <draw:text-box>
            <text:p><text:span text:style-name="T1">I</text:span><text:span text:style-name="T2">b</text:span></text:p>
          </draw:text-box>
        </draw:frame>
        <draw:frame draw:style-name="gr14" draw:text-style-name="P5" draw:layer="layout" svg:width="1.669cm" svg:height="1.625cm" svg:x="7.758cm" svg:y="13.072cm">
          <draw:text-box>
            <text:p><text:span text:style-name="T1">I</text:span><text:span text:style-name="T2">c</text:span></text:p>
          </draw:text-box>
        </draw:frame>
        <draw:frame draw:style-name="gr13" draw:text-style-name="P5" draw:layer="layout" svg:width="1.669cm" svg:height="1.624cm" svg:x="19.476cm" svg:y="13.482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46:39.444887770</meta:creation-date>
    <dc:date>2021-03-19T22:09:58.141595835</dc:date>
    <meta:editing-duration>PT5M34S</meta:editing-duration>
    <meta:editing-cycles>2</meta:editing-cycles>
    <meta:generator>LibreOffice/6.4.6.2$Linux_X86_64 LibreOffice_project/40$Build-2</meta:generator>
    <meta:document-statistic meta:object-count="107"/>
  </office:meta>
</office:document-meta>
</file>